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enchmarks</text:p>
          </table:table-cell>
          <table:table-cell office:value-type="string" calcext:value-type="string">
            <text:p>sim_second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dcache Miss Rate</text:p>
          </table:table-cell>
          <table:table-cell office:value-type="string" calcext:value-type="string">
            <text:p>icache Miss Rate</text:p>
          </table:table-cell>
          <table:table-cell office:value-type="string" calcext:value-type="string">
            <text:p>L2 Cache Miss rate</text:p>
          </table:table-cell>
        </table:table-row>
        <table:table-row table:style-name="ro1">
          <table:table-cell office:value-type="string" calcext:value-type="string">
            <text:p>dcache_32</text:p>
          </table:table-cell>
          <table:table-cell office:value-type="float" office:value="0.123239" calcext:value-type="float">
            <text:p>0,123239</text:p>
          </table:table-cell>
          <table:table-cell office:value-type="float" office:value="1.232385" calcext:value-type="float">
            <text:p>1,232385</text:p>
          </table:table-cell>
          <table:table-cell office:value-type="float" office:value="0.005777" calcext:value-type="float">
            <text:p>0,005777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24803" calcext:value-type="float">
            <text:p>0,024803</text:p>
          </table:table-cell>
        </table:table-row>
        <table:table-row table:style-name="ro1">
          <table:table-cell office:value-type="string" calcext:value-type="string">
            <text:p>dcache_64</text:p>
          </table:table-cell>
          <table:table-cell office:value-type="float" office:value="0.120854" calcext:value-type="float">
            <text:p>0,120854</text:p>
          </table:table-cell>
          <table:table-cell office:value-type="float" office:value="1.20854" calcext:value-type="float">
            <text:p>1,20854</text:p>
          </table:table-cell>
          <table:table-cell office:value-type="float" office:value="0.003468" calcext:value-type="float">
            <text:p>0,003468</text:p>
          </table:table-cell>
          <table:table-cell office:value-type="float" office:value="0.000135" calcext:value-type="float">
            <text:p>0,000135</text:p>
          </table:table-cell>
          <table:table-cell office:value-type="float" office:value="0.041163" calcext:value-type="float">
            <text:p>0,041163</text:p>
          </table:table-cell>
        </table:table-row>
        <table:table-row table:style-name="ro1">
          <table:table-cell office:value-type="string" calcext:value-type="string">
            <text:p>dcache_128</text:p>
          </table:table-cell>
          <table:table-cell office:value-type="float" office:value="0.11889" calcext:value-type="float">
            <text:p>0,11889</text:p>
          </table:table-cell>
          <table:table-cell office:value-type="float" office:value="1.188898" calcext:value-type="float">
            <text:p>1,188898</text:p>
          </table:table-cell>
          <table:table-cell office:value-type="float" office:value="0.001493" calcext:value-type="float">
            <text:p>0,001493</text:p>
          </table:table-cell>
          <table:table-cell office:value-type="float" office:value="0.000135" calcext:value-type="float">
            <text:p>0,000135</text:p>
          </table:table-cell>
          <table:table-cell office:value-type="float" office:value="0.093236" calcext:value-type="float">
            <text:p>0,093236</text:p>
          </table:table-cell>
        </table:table-row>
        <table:table-row table:style-name="ro1">
          <table:table-cell office:value-type="string" calcext:value-type="string">
            <text:p>icache_32</text:p>
          </table:table-cell>
          <table:table-cell office:value-type="float" office:value="0.123333" calcext:value-type="float">
            <text:p>0,123333</text:p>
          </table:table-cell>
          <table:table-cell office:value-type="float" office:value="1.233326" calcext:value-type="float">
            <text:p>1,233326</text:p>
          </table:table-cell>
          <table:table-cell office:value-type="float" office:value="0.005777" calcext:value-type="float">
            <text:p>0,005777</text:p>
          </table:table-cell>
          <table:table-cell office:value-type="float" office:value="0.000626" calcext:value-type="float">
            <text:p>0,000626</text:p>
          </table:table-cell>
          <table:table-cell office:value-type="float" office:value="0.023957" calcext:value-type="float">
            <text:p>0,023957</text:p>
          </table:table-cell>
        </table:table-row>
        <table:table-row table:style-name="ro1">
          <table:table-cell office:value-type="string" calcext:value-type="string">
            <text:p>icache_64</text:p>
          </table:table-cell>
          <table:table-cell office:value-type="float" office:value="0.123239" calcext:value-type="float">
            <text:p>0,123239</text:p>
          </table:table-cell>
          <table:table-cell office:value-type="float" office:value="1.232385" calcext:value-type="float">
            <text:p>1,232385</text:p>
          </table:table-cell>
          <table:table-cell office:value-type="float" office:value="0.005777" calcext:value-type="float">
            <text:p>0,005777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24803" calcext:value-type="float">
            <text:p>0,024803</text:p>
          </table:table-cell>
        </table:table-row>
        <table:table-row table:style-name="ro1">
          <table:table-cell office:value-type="string" calcext:value-type="string">
            <text:p>icache_128</text:p>
          </table:table-cell>
          <table:table-cell office:value-type="float" office:value="0.123234" calcext:value-type="float">
            <text:p>0,123234</text:p>
          </table:table-cell>
          <table:table-cell office:value-type="float" office:value="1.232337" calcext:value-type="float">
            <text:p>1,232337</text:p>
          </table:table-cell>
          <table:table-cell office:value-type="float" office:value="0.005777" calcext:value-type="float">
            <text:p>0,005777</text:p>
          </table:table-cell>
          <table:table-cell office:value-type="float" office:value="0.000123" calcext:value-type="float">
            <text:p>0,000123</text:p>
          </table:table-cell>
          <table:table-cell office:value-type="float" office:value="0.024805" calcext:value-type="float">
            <text:p>0,024805</text:p>
          </table:table-cell>
        </table:table-row>
        <table:table-row table:style-name="ro1">
          <table:table-cell office:value-type="string" calcext:value-type="string">
            <text:p>L2_512kB</text:p>
          </table:table-cell>
          <table:table-cell office:value-type="float" office:value="0.123239" calcext:value-type="float">
            <text:p>0,123239</text:p>
          </table:table-cell>
          <table:table-cell office:value-type="float" office:value="1.232385" calcext:value-type="float">
            <text:p>1,232385</text:p>
          </table:table-cell>
          <table:table-cell office:value-type="float" office:value="0.005777" calcext:value-type="float">
            <text:p>0,005777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24803" calcext:value-type="float">
            <text:p>0,024803</text:p>
          </table:table-cell>
        </table:table-row>
        <table:table-row table:style-name="ro1">
          <table:table-cell office:value-type="string" calcext:value-type="string">
            <text:p>L2_1MB</text:p>
          </table:table-cell>
          <table:table-cell office:value-type="float" office:value="0.123228" calcext:value-type="float">
            <text:p>0,123228</text:p>
          </table:table-cell>
          <table:table-cell office:value-type="float" office:value="1.232279" calcext:value-type="float">
            <text:p>1,232279</text:p>
          </table:table-cell>
          <table:table-cell office:value-type="float" office:value="0.005777" calcext:value-type="float">
            <text:p>0,005777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24129" calcext:value-type="float">
            <text:p>0,024129</text:p>
          </table:table-cell>
        </table:table-row>
        <table:table-row table:style-name="ro1">
          <table:table-cell office:value-type="string" calcext:value-type="string">
            <text:p>L2_2MB</text:p>
          </table:table-cell>
          <table:table-cell office:value-type="float" office:value="0.123228" calcext:value-type="float">
            <text:p>0,123228</text:p>
          </table:table-cell>
          <table:table-cell office:value-type="float" office:value="1.232279" calcext:value-type="float">
            <text:p>1,232279</text:p>
          </table:table-cell>
          <table:table-cell office:value-type="float" office:value="0.005777" calcext:value-type="float">
            <text:p>0,005777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24129" calcext:value-type="float">
            <text:p>0,024129</text:p>
          </table:table-cell>
        </table:table-row>
        <table:table-row table:style-name="ro1">
          <table:table-cell office:value-type="string" calcext:value-type="string">
            <text:p>L2_4MB</text:p>
          </table:table-cell>
          <table:table-cell office:value-type="float" office:value="0.123228" calcext:value-type="float">
            <text:p>0,123228</text:p>
          </table:table-cell>
          <table:table-cell office:value-type="float" office:value="1.232279" calcext:value-type="float">
            <text:p>1,232279</text:p>
          </table:table-cell>
          <table:table-cell office:value-type="float" office:value="0.005777" calcext:value-type="float">
            <text:p>0,005777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24129" calcext:value-type="float">
            <text:p>0,024129</text:p>
          </table:table-cell>
        </table:table-row>
        <table:table-row table:style-name="ro1">
          <table:table-cell office:value-type="string" calcext:value-type="string">
            <text:p>Assoc_L1i_1</text:p>
          </table:table-cell>
          <table:table-cell office:value-type="float" office:value="0.123239" calcext:value-type="float">
            <text:p>0,123239</text:p>
          </table:table-cell>
          <table:table-cell office:value-type="float" office:value="1.232385" calcext:value-type="float">
            <text:p>1,232385</text:p>
          </table:table-cell>
          <table:table-cell office:value-type="float" office:value="0.005777" calcext:value-type="float">
            <text:p>0,005777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24803" calcext:value-type="float">
            <text:p>0,024803</text:p>
          </table:table-cell>
        </table:table-row>
        <table:table-row table:style-name="ro1">
          <table:table-cell office:value-type="string" calcext:value-type="string">
            <text:p>Assoc_L1i_2</text:p>
          </table:table-cell>
          <table:table-cell office:value-type="float" office:value="0.123229" calcext:value-type="float">
            <text:p>0,123229</text:p>
          </table:table-cell>
          <table:table-cell office:value-type="float" office:value="1.232289" calcext:value-type="float">
            <text:p>1,232289</text:p>
          </table:table-cell>
          <table:table-cell office:value-type="float" office:value="0.005777" calcext:value-type="float">
            <text:p>0,005777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24716" calcext:value-type="float">
            <text:p>0,024716</text:p>
          </table:table-cell>
        </table:table-row>
        <table:table-row table:style-name="ro1">
          <table:table-cell office:value-type="string" calcext:value-type="string">
            <text:p>Assoc_L1i_4</text:p>
          </table:table-cell>
          <table:table-cell office:value-type="float" office:value="0.123226" calcext:value-type="float">
            <text:p>0,123226</text:p>
          </table:table-cell>
          <table:table-cell office:value-type="float" office:value="1.232261" calcext:value-type="float">
            <text:p>1,232261</text:p>
          </table:table-cell>
          <table:table-cell office:value-type="float" office:value="0.005777" calcext:value-type="float">
            <text:p>0,005777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24751" calcext:value-type="float">
            <text:p>0,024751</text:p>
          </table:table-cell>
        </table:table-row>
        <table:table-row table:style-name="ro1">
          <table:table-cell office:value-type="string" calcext:value-type="string">
            <text:p>Assoc_L1i_8</text:p>
          </table:table-cell>
          <table:table-cell office:value-type="float" office:value="0.123226" calcext:value-type="float">
            <text:p>0,123226</text:p>
          </table:table-cell>
          <table:table-cell office:value-type="float" office:value="1.232261" calcext:value-type="float">
            <text:p>1,232261</text:p>
          </table:table-cell>
          <table:table-cell office:value-type="float" office:value="0.005777" calcext:value-type="float">
            <text:p>0,005777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2474" calcext:value-type="float">
            <text:p>0,02474</text:p>
          </table:table-cell>
        </table:table-row>
        <table:table-row table:style-name="ro1">
          <table:table-cell office:value-type="string" calcext:value-type="string">
            <text:p>Assoc_L1d_1</text:p>
          </table:table-cell>
          <table:table-cell office:value-type="float" office:value="0.123239" calcext:value-type="float">
            <text:p>0,123239</text:p>
          </table:table-cell>
          <table:table-cell office:value-type="float" office:value="1.232385" calcext:value-type="float">
            <text:p>1,232385</text:p>
          </table:table-cell>
          <table:table-cell office:value-type="float" office:value="0.005777" calcext:value-type="float">
            <text:p>0,005777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24803" calcext:value-type="float">
            <text:p>0,024803</text:p>
          </table:table-cell>
        </table:table-row>
        <table:table-row table:style-name="ro1">
          <table:table-cell office:value-type="string" calcext:value-type="string">
            <text:p>Assoc_L1d_2</text:p>
          </table:table-cell>
          <table:table-cell office:value-type="float" office:value="0.1188" calcext:value-type="float">
            <text:p>0,1188</text:p>
          </table:table-cell>
          <table:table-cell office:value-type="float" office:value="1.188" calcext:value-type="float">
            <text:p>1,188</text:p>
          </table:table-cell>
          <table:table-cell office:value-type="float" office:value="0.002368" calcext:value-type="float">
            <text:p>0,002368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59327" calcext:value-type="float">
            <text:p>0,059327</text:p>
          </table:table-cell>
        </table:table-row>
        <table:table-row table:style-name="ro1">
          <table:table-cell office:value-type="string" calcext:value-type="string">
            <text:p>Assoc_L1d_4</text:p>
          </table:table-cell>
          <table:table-cell office:value-type="float" office:value="0.118509" calcext:value-type="float">
            <text:p>0,118509</text:p>
          </table:table-cell>
          <table:table-cell office:value-type="float" office:value="1.185092" calcext:value-type="float">
            <text:p>1,185092</text:p>
          </table:table-cell>
          <table:table-cell office:value-type="float" office:value="0.002029" calcext:value-type="float">
            <text:p>0,002029</text:p>
          </table:table-cell>
          <table:table-cell office:value-type="float" office:value="0.000135" calcext:value-type="float">
            <text:p>0,000135</text:p>
          </table:table-cell>
          <table:table-cell office:value-type="float" office:value="0.068988" calcext:value-type="float">
            <text:p>0,068988</text:p>
          </table:table-cell>
        </table:table-row>
        <table:table-row table:style-name="ro1">
          <table:table-cell office:value-type="string" calcext:value-type="string">
            <text:p>Assoc_L1d_8</text:p>
          </table:table-cell>
          <table:table-cell office:value-type="float" office:value="0.118503" calcext:value-type="float">
            <text:p>0,118503</text:p>
          </table:table-cell>
          <table:table-cell office:value-type="float" office:value="1.185027" calcext:value-type="float">
            <text:p>1,185027</text:p>
          </table:table-cell>
          <table:table-cell office:value-type="float" office:value="0.002035" calcext:value-type="float">
            <text:p>0,002035</text:p>
          </table:table-cell>
          <table:table-cell office:value-type="float" office:value="0.000135" calcext:value-type="float">
            <text:p>0,000135</text:p>
          </table:table-cell>
          <table:table-cell office:value-type="float" office:value="0.068751" calcext:value-type="float">
            <text:p>0,068751</text:p>
          </table:table-cell>
        </table:table-row>
        <table:table-row table:style-name="ro1">
          <table:table-cell office:value-type="string" calcext:value-type="string">
            <text:p>Assoc_L2_1</text:p>
          </table:table-cell>
          <table:table-cell office:value-type="float" office:value="0.123271" calcext:value-type="float">
            <text:p>0,123271</text:p>
          </table:table-cell>
          <table:table-cell office:value-type="float" office:value="1.232709" calcext:value-type="float">
            <text:p>1,232709</text:p>
          </table:table-cell>
          <table:table-cell office:value-type="float" office:value="0.00578" calcext:value-type="float">
            <text:p>0,00578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26973" calcext:value-type="float">
            <text:p>0,026973</text:p>
          </table:table-cell>
        </table:table-row>
        <table:table-row table:style-name="ro1">
          <table:table-cell office:value-type="string" calcext:value-type="string">
            <text:p>Assoc_L2_2</text:p>
          </table:table-cell>
          <table:table-cell office:value-type="float" office:value="0.123239" calcext:value-type="float">
            <text:p>0,123239</text:p>
          </table:table-cell>
          <table:table-cell office:value-type="float" office:value="1.232385" calcext:value-type="float">
            <text:p>1,232385</text:p>
          </table:table-cell>
          <table:table-cell office:value-type="float" office:value="0.005777" calcext:value-type="float">
            <text:p>0,005777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24803" calcext:value-type="float">
            <text:p>0,024803</text:p>
          </table:table-cell>
        </table:table-row>
        <table:table-row table:style-name="ro1">
          <table:table-cell office:value-type="string" calcext:value-type="string">
            <text:p>Assoc_L2_4</text:p>
          </table:table-cell>
          <table:table-cell office:value-type="float" office:value="0.12323" calcext:value-type="float">
            <text:p>0,12323</text:p>
          </table:table-cell>
          <table:table-cell office:value-type="float" office:value="1.232297" calcext:value-type="float">
            <text:p>1,232297</text:p>
          </table:table-cell>
          <table:table-cell office:value-type="float" office:value="0.005777" calcext:value-type="float">
            <text:p>0,005777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24254" calcext:value-type="float">
            <text:p>0,024254</text:p>
          </table:table-cell>
        </table:table-row>
        <table:table-row table:style-name="ro1">
          <table:table-cell office:value-type="string" calcext:value-type="string">
            <text:p>Assoc_L2_8</text:p>
          </table:table-cell>
          <table:table-cell office:value-type="float" office:value="0.123228" calcext:value-type="float">
            <text:p>0,123228</text:p>
          </table:table-cell>
          <table:table-cell office:value-type="float" office:value="1.232279" calcext:value-type="float">
            <text:p>1,232279</text:p>
          </table:table-cell>
          <table:table-cell office:value-type="float" office:value="0.005777" calcext:value-type="float">
            <text:p>0,005777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24129" calcext:value-type="float">
            <text:p>0,024129</text:p>
          </table:table-cell>
        </table:table-row>
        <table:table-row table:style-name="ro1">
          <table:table-cell office:value-type="string" calcext:value-type="string">
            <text:p>linesize_32</text:p>
          </table:table-cell>
          <table:table-cell office:value-type="float" office:value="0.122532" calcext:value-type="float">
            <text:p>0,122532</text:p>
          </table:table-cell>
          <table:table-cell office:value-type="float" office:value="1.225318" calcext:value-type="float">
            <text:p>1,225318</text:p>
          </table:table-cell>
          <table:table-cell office:value-type="float" office:value="0.00658" calcext:value-type="float">
            <text:p>0,00658</text:p>
          </table:table-cell>
          <table:table-cell office:value-type="float" office:value="0.000176" calcext:value-type="float">
            <text:p>0,000176</text:p>
          </table:table-cell>
          <table:table-cell office:value-type="float" office:value="0.039736" calcext:value-type="float">
            <text:p>0,039736</text:p>
          </table:table-cell>
        </table:table-row>
        <table:table-row table:style-name="ro1">
          <table:table-cell office:value-type="string" calcext:value-type="string">
            <text:p>linesize_64</text:p>
          </table:table-cell>
          <table:table-cell office:value-type="float" office:value="0.123239" calcext:value-type="float">
            <text:p>0,123239</text:p>
          </table:table-cell>
          <table:table-cell office:value-type="float" office:value="1.232385" calcext:value-type="float">
            <text:p>1,232385</text:p>
          </table:table-cell>
          <table:table-cell office:value-type="float" office:value="0.005777" calcext:value-type="float">
            <text:p>0,005777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24803" calcext:value-type="float">
            <text:p>0,024803</text:p>
          </table:table-cell>
        </table:table-row>
        <table:table-row table:style-name="ro1">
          <table:table-cell office:value-type="string" calcext:value-type="string">
            <text:p>linesize_128</text:p>
          </table:table-cell>
          <table:table-cell office:value-type="float" office:value="0.124304" calcext:value-type="float">
            <text:p>0,124304</text:p>
          </table:table-cell>
          <table:table-cell office:value-type="float" office:value="1.243045" calcext:value-type="float">
            <text:p>1,243045</text:p>
          </table:table-cell>
          <table:table-cell office:value-type="float" office:value="0.005824" calcext:value-type="float">
            <text:p>0,005824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13793" calcext:value-type="float">
            <text:p>0,0137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 style:data-style-name="N2" text:time-value="03:06:31.722502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01:10:18.042958652</meta:creation-date>
    <dc:date>2019-12-14T03:12:07.605311287</dc:date>
    <meta:editing-duration>PT6M27S</meta:editing-duration>
    <meta:editing-cycles>3</meta:editing-cycles>
    <meta:generator>LibreOffice/6.0.7.3$Linux_X86_64 LibreOffice_project/00m0$Build-3</meta:generator>
    <meta:document-statistic meta:table-count="1" meta:cell-count="156" meta:object-count="0"/>
  </office:meta>
</office:document-meta>
</file>